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James-Bond-Bösewich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ttel gegen Durchfa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dische Gött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eschieht im Eifer des Gefecht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osename für den/die Liebste/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skottchen eines Boxer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nderes Wort für Massagestab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eschieht vor allem im Bet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twas typisch Weiße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ndisches Hauptgerich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rasilianische Provinz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efehl beim Hundeschlittenrennen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ndiostamm am Amazona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unesisches Nationalgerich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üdafrikanisches Gemüs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as achte antike Weltwunder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ateinischer Name für den Gesäßmuske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twas sehr Leichte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acht Flecke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Etwas sehr Hohe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avor hat mich meine Oma immer gewarnt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twas Stinkende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twas ungemein Schweres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atschlag für Misanthropen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nderes Wort für „Unterleib“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Italienischer Liebesschwur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eschäftigte/r einer Recyclingfirma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orwegisches Fischgericht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nderes Wort für „Kannibale“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Ist kurz und dick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orsicht! Ein/e ...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st vor allem nachts aktiv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ürkische Vorspeise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ngewöhnliches Mordwerkzeug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ittel gegen Lustlosigkeit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Jamaikanische Rauchware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nderes Wort für „Blasenschwäche“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Bestandteil eines Raumschiffs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nderes Wort für „Übergewicht“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Lässt den Papst erröten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nderes Wort für „Donauschifffahrtskapitän“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temwegserkrankung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acht Kopfschmerzen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bführmitte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Vulkan auf einer Karibikinse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König von Thailand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Kosewort für „großen Busen“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nderes Wort für „Verkehr“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ynthetische Partydroge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Luxushotel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Hawaiianischer Liebesbrauch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ibirischer Ort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Klassischer Komponist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cht Flecken weg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nderes Wort für „Weltuntergang“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ersischer Herrscher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teht dem Schneemann gut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Etwas aus Gold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Höchster Ort der Erde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nderes Wort für „Nierensteinentfernung“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ixtur aus sauren Gurken und Erdbeermarmelade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Beliebter Zeitvertreib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Gerät beim Urologen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Etwas zum Streicheln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Anderes Wort für „Scheidenkrampf“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Zuviel Alkohol macht …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Geschlechtskrankheit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Etwas, das Südländer mögen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portart für Zombies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bfällige Bezeichnung für ein altes Auto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Ist mal klein und mal groß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Was einen Mann glücklich macht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Kneipe auf der Reeperbahn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charfes ungarisches Fleischgericht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nderes Wort für „Sexshop“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Künstlername einer Domina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Künstlername einer Erotikdarstellerin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Vietnamesische Fruchtbarkeitsgöttin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Begriff aus der Seemannssprache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olnischer Kraftausdruck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„Prost!“ auf Bulgarisch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nderes Wort für „Zungenkuss“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Lindert Kopfschmerzen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tellung aus dem Kamasutra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Kondom-Marke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Anderes Wort für „Techtelmechtel“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Etwas Glitschiges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Anderes Wort für „Brustschwimmen“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„Schnee“ in der Eskimo-Sprache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eltene Tierart auf den Galapagos-Inseln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Outdoor-Marke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hinesisches Wort für „Fahrrad“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Mondkrat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Etwas Dünnflüssiges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Was ein Politiker heimlich treibt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C-Reiniger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üdsee-Insel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onderbarer Platz für Sex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Wird gern schönheitschirurgisch korrigiert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Ratgeber für Masochisten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nderes Wort für „Legasthenie“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26.03.2020</text:date>, <text:time>10:59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a Puchner</meta:initial-creator>
    <meta:creation-date>2020-03-26T08:05:21</meta:creation-date>
    <dc:date>2020-03-26T10:59:41</dc:date>
    <dc:creator>Pia Puchner</dc:creator>
    <meta:editing-duration>PT2H39M10S</meta:editing-duration>
    <meta:editing-cycles>2</meta:editing-cycles>
    <meta:generator>OpenOffice/4.1.6$Unix OpenOffice.org_project/416m1$Build-9790</meta:generator>
    <meta:document-statistic meta:table-count="3" meta:cell-count="342" meta:object-count="0"/>
    <meta:user-defined meta:name=""/>
  </office:meta>
</office:document-meta>
</file>